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181cm" table:align="left"/>
    </style:style>
    <style:style style:name="Tabela1.A" style:family="table-column">
      <style:table-column-properties style:column-width="2.353cm"/>
    </style:style>
    <style:style style:name="Tabela1.B" style:family="table-column">
      <style:table-column-properties style:column-width="1.926cm"/>
    </style:style>
    <style:style style:name="Tabela1.C" style:family="table-column">
      <style:table-column-properties style:column-width="2.57cm"/>
    </style:style>
    <style:style style:name="Tabela1.D" style:family="table-column">
      <style:table-column-properties style:column-width="1.928cm"/>
    </style:style>
    <style:style style:name="Tabela1.E" style:family="table-column">
      <style:table-column-properties style:column-width="1.40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0b7c05" officeooo:paragraph-rsid="000b7c05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>
      <style:text-properties officeooo:rsid="000c6c22" officeooo:paragraph-rsid="000c6c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damentação teórica:</text:p>
      <text:p text:style-name="Standard"/>
      <text:p text:style-name="Standard">qui está uma versão mais detalhada sobre a Inteligência Artificial (IA), abrangendo os tipos de aprendizado.</text:p>
      <text:p text:style-name="Standard"/>
      <text:p text:style-name="Standard">1. Inteligência Artificial (IA)</text:p>
      <text:p text:style-name="Standard">A Inteligência Artificial refere-se à simulação de processos de inteligência humana por máquinas, especialmente sistemas computacionais. </text:p>
      <text:p text:style-name="Standard">Ela envolve o desenvolvimento de algoritmos e modelos que permitem que as máquinas realizem tarefas que exigiriam a intervenção de um ser humano, </text:p>
      <text:p text:style-name="Standard">como raciocínio, reconhecimento de padrões, resolução de problemas, aprendizado e adaptação.</text:p>
      <text:p text:style-name="Standard"/>
      <text:p text:style-name="Standard">Principais Áreas da IA:</text:p>
      <text:p text:style-name="Standard">Sistemas Especialistas: São sistemas que replicam o processo de tomada de decisão de um especialista humano em uma área específica. </text:p>
      <text:p text:style-name="Standard">Eles usam regras baseadas em conhecimento e heurísticas para tomar decisões.</text:p>
      <text:p text:style-name="Standard"/>
      <text:p text:style-name="Standard">Processamento de Linguagem Natural (PLN): Envolve a capacidade de uma máquina de entender, interpretar e responder à linguagem</text:p>
      <text:p text:style-name="Standard">humana de maneira significativa. É amplamente utilizado em chatbots, assistentes virtuais e traduções automáticas.</text:p>
      <text:p text:style-name="Standard"/>
      <text:p text:style-name="Standard">Visão Computacional: Permite que uma máquina interprete e compreenda o mundo visual, como a detecção de objetos, </text:p>
      <text:p text:style-name="Standard">reconhecimento facial e análise de imagens.</text:p>
      <text:p text:style-name="Standard"/>
      <text:p text:style-name="Standard">Robótica: A robótica envolve a criação de máquinas físicas ou virtuais que podem executar tarefas complexas no mundo </text:p>
      <text:p text:style-name="Standard">real de maneira automatizada, com autonomia e controle preciso.</text:p>
      <text:p text:style-name="Standard"/>
      <text:p text:style-name="Standard">2. Tipos de Aprendizado na IA</text:p>
      <text:p text:style-name="Standard">A IA também inclui a capacidade das máquinas de aprender com dados, um campo conhecido como aprendizado de máquina (machine learning). </text:p>
      <text:p text:style-name="Standard">Existem três categorias principais de aprendizado de máquina:</text:p>
      <text:p text:style-name="Standard"/>
      <text:p text:style-name="Standard">a) Aprendizado Supervisionado</text:p>
      <text:p text:style-name="Standard">Neste tipo de aprendizado, o algoritmo é treinado com um conjunto de dados rotulado, ou seja, as entradas e saídas corretas </text:p>
      <text:p text:style-name="Standard">são fornecidas ao modelo durante o treinamento. O objetivo é que a máquina aprenda um padrão e possa prever a saída correta para novos dados não vistos.</text:p>
      <text:p text:style-name="Standard"/>
      <text:p text:style-name="Standard">Exemplo de Algoritmos: Regressão Linear, Regressão Logística, Árvores de Decisão, Redes Neurais.</text:p>
      <text:p text:style-name="Standard">b) Aprendizado Não Supervisionado</text:p>
      <text:p text:style-name="Standard">Aqui, o modelo recebe dados sem rótulos e tenta encontrar padrões ou agrupamentos dentro deles. Ele não sabe quais são as saídas corretas, </text:p>
      <text:p text:style-name="Standard">então o objetivo é explorar a estrutura dos dados para entender sua organização e as relações entre os exemplos.</text:p>
      <text:p text:style-name="Standard"/>
      <text:p text:style-name="Standard">Exemplo de Algoritmos: Análise de Componentes Principais (PCA), K-Means, Algoritmo de Agrupamento Hierárquico.</text:p>
      <text:p text:style-name="Standard"><text:soft-page-break/>O aprendizado não supervisionado é muito útil para detecção de anomalias, agrupamento de dados e redução de dimensionalidade.</text:p>
      <text:p text:style-name="Standard"/>
      <text:p text:style-name="Standard">c) Aprendizado por Reforço</text:p>
      <text:p text:style-name="Standard">Neste método, o algoritmo aprende por meio de interações com o ambiente. A máquina toma decisões e recebe feedback na forma de </text:p>
      <text:p text:style-name="Standard">recompensas ou penalidades, com o objetivo de maximizar as recompensas ao longo do tempo. Este tipo de aprendizado é muito</text:p>
      <text:p text:style-name="Standard">utilizado em robótica e em jogos, onde o agente (o modelo) explora ações para encontrar a melhor estratégia.</text:p>
      <text:p text:style-name="Standard"/>
      <text:p text:style-name="Standard">Exemplo de Algoritmos: Q-Learning, Deep Q-Networks (DQN), Algoritmos Baseados em Políticas (Policy Gradient).</text:p>
      <text:p text:style-name="Standard">3. Outras Abordagens</text:p>
      <text:p text:style-name="Standard">Existem algumas técnicas derivadas que combinam aspectos de vários tipos de aprendizado:</text:p>
      <text:p text:style-name="Standard"/>
      <text:p text:style-name="Standard">Aprendizado Semi-Supervisionado: Usa uma pequena quantidade de dados rotulados e uma grande quantidade de dados não rotulados </text:p>
      <text:p text:style-name="Standard">para melhorar a precisão do modelo. Isso é útil quando rotular dados é caro ou demorado.</text:p>
      <text:p text:style-name="Standard"/>
      <text:p text:style-name="Standard">Aprendizado por Transferência: Aproveita o conhecimento adquirido em uma tarefa anterior para melhorar a performance em uma nova tarefa. </text:p>
      <text:p text:style-name="Standard">É comum em redes neurais profundas, onde os pesos aprendidos em uma rede podem ser reutilizados para tarefas semelhantes.</text:p>
      <text:p text:style-name="Standard"/>
      <text:p text:style-name="Standard">4. Conexão com o Aprendizado Supervisionado</text:p>
      <text:p text:style-name="Standard">O aprendizado supervisionado é especialmente eficaz quando temos grandes quantidades de dados rotulados. Ele permite que o modelo estabeleça</text:p>
      <text:p text:style-name="Standard">correlações entre as variáveis de entrada e a saída, criando previsões ou classificações com base nos padrões aprendidos. </text:p>
      <text:p text:style-name="Standard">É essa categoria de aprendizado que será retomada quando falarmos sobre árvores de decisão, que são uma forma popular de aprendizado supervisionado.</text:p>
      <text:p text:style-name="Standard"/>
      <text:p text:style-name="Standard">Escolha do tipo de aprendizado de máquina</text:p>
      <text:p text:style-name="Standard"/>
      <text:p text:style-name="Standard">Para explicarmos o porque de nossa escolha precisamos falar um pouco sobre tipos de variáveis:</text:p>
      <text:p text:style-name="Standard">1. Variáveis Discretas</text:p>
      <text:p text:style-name="Standard">As variáveis discretas são aquelas que assumem valores finitos ou contáveis. Esses valores são separados uns dos </text:p>
      <text:p text:style-name="Standard">outros e geralmente representam contagens ou classificações. Uma característica importante das variáveis </text:p>
      <text:p text:style-name="Standard">discretas é que não podem assumir valores intermediários entre os valores observados.</text:p>
      <text:p text:style-name="Standard"/>
      <text:p text:style-name="Standard">Exemplos:</text:p>
      <text:p text:style-name="Standard"/>
      <text:p text:style-name="Standard">Número de filhos: Pode ser 0, 1, 2, mas não pode ser 1,5.</text:p>
      <text:p text:style-name="Standard">Quantidade de itens vendidos: Pode ser 10, 15, 20, mas não pode ser 12,3.</text:p>
      <text:p text:style-name="Standard">2. Variáveis Contínuas</text:p>
      <text:p text:style-name="Standard">As variáveis contínuas podem assumir qualquer valor dentro de um intervalo, incluindo números fracionários. Elas são usadas para representar medições, onde qualquer valor em uma escala contínua é possível. A principal característica de variáveis contínuas é que existem infinitos valores possíveis entre quaisquer dois pontos.</text:p>
      <text:p text:style-name="Standard"><text:soft-page-break/></text:p>
      <text:p text:style-name="Standard">Exemplos:</text:p>
      <text:p text:style-name="Standard"/>
      <text:p text:style-name="Standard">Altura de uma pessoa: Pode ser 170,2 cm, 170,25 cm, ou qualquer valor entre 170 e 171 cm.</text:p>
      <text:p text:style-name="Standard">Temperatura: Pode ser 25,4°C, 30,1°C, etc.</text:p>
      <text:p text:style-name="Standard">3. Variáveis Categóricas</text:p>
      <text:p text:style-name="Standard">As variáveis categóricas, também conhecidas como qualitativas, são aquelas que representam grupos ou categorias. </text:p>
      <text:p text:style-name="Standard">Elas não têm um valor numérico natural e são usadas para classificar ou categorizar elementos em diferentes grupos. </text:p>
      <text:p text:style-name="Standard">As categorias podem ou não ter uma ordem entre si.</text:p>
      <text:p text:style-name="Standard"/>
      <text:p text:style-name="Standard">Tipos de Variáveis Categóricas:</text:p>
      <text:p text:style-name="Standard">Nominais: Não têm uma ordem ou hierarquia entre as categorias. Exemplo: cor dos olhos (azul, verde, castanho), gênero (masculino, feminino).</text:p>
      <text:p text:style-name="Standard"/>
      <text:p text:style-name="Standard">Ordinais: Têm uma ordem ou hierarquia, mas a distância entre as categorias não é uniformemente mensurável. Exemplo: nível de escolaridade (fundamental, médio, superior), grau de satisfação (ruim, bom, ótimo).</text:p>
      <text:p text:style-name="Standard"/>
      <text:p text:style-name="Standard">APRENDIZADO SUPERVISIONADO, VARIÁVEIS CATEGÓRICAS</text:p>
      <text:p text:style-name="Standard">Em nosso caso específico em que temos tabelas de históricos de incêndio com a localização do ponto inicial, também temos as datas em que ocorreram horário, porém para que </text:p>
      <text:p text:style-name="Standard">podeseemos usar regressão como um modelo de aprendizagem mais completo, teriamos que ter dados como umidade relativa do ar, indice de insolação, velocidade do vento,</text:p>
      <text:p text:style-name="Standard">rajada de vendo exatamente no ponto onde ocorreram os incêndios, e estas informações não são disponibilizadas desta forma. Uma observação simples sobre as estações de</text:p>
      <text:p text:style-name="Standard">monitoramento atmosférico do Estado de São Paulo na região adotada mostra que são muito poucas as estações que coletam todos os dados necessários para que tenhamos as </text:p>
      <text:p text:style-name="Standard">informações necessárias para <text:s/>usarmos um modelo com variáveis contínuas, optando assim por variáveis categóricas, adotando indices padrões onde podem ocorrer incêndios</text:p>
      <text:p text:style-name="Standard">verificar que naquela macroregião estes indices são presentes e atribuir um valor 1 como um valor de condição necessária presente e 0 para condição necessária não presente.</text:p>
      <text:p text:style-name="Standard">Isto nos leva a segunda parte da escolha do modelo a aplicar, como temos variáveis categógicas o Aprendizado Supervisionado, com Arvores de Classificação é o modelo</text:p>
      <text:p text:style-name="Standard">mais adequado, até pelo fato de estarmos trabalhando em um projeto didático. Mesmo assim nas conclusões mostraremos que podemos usar este modelo para chegar a conclusões</text:p>
      <text:p text:style-name="Standard">válidas, e que a melhora na coleta de dados, na tecnologia de abstração de novos pontos de medição podem melhorar o modelo significativamente e possibilitar o uso</text:p>
      <text:p text:style-name="Standard">de redes neurais profundas para analise, o que pode levar a resultados excelentes, e não seria exagero dizer que se o modelo fosse adotado em elevada escala, poderia</text:p>
      <text:p text:style-name="Standard">mitigar ao extremo os incêndios e as consequencias deles para a sociedade. Então considerando que os dados disponibilizados para os eventos não são contínuos, justificamos </text:p>
      <text:p text:style-name="Standard">escolha da Arvore de Decisão no Aprendizado Supervisionado.</text:p>
      <text:p text:style-name="Standard"/>
      <text:p text:style-name="Standard"/>
      <text:p text:style-name="Standard"/>
      <text:h text:style-name="Heading_20_3" text:outline-level="3">3. <text:span text:style-name="Strong_20_Emphasis">Árvore de Decisão</text:span></text:h>
      <text:p text:style-name="Text_20_body">Uma árvore de decisão é uma ferramenta de modelagem preditiva que usa uma estrutura em forma de árvore para tomar decisões. Ela é composta por nós de decisão (que representam perguntas ou <text:soft-page-break/>condições), galhos (que representam as respostas possíveis) e folhas (que representam o resultado final, como uma classificação ou predição).</text:p>
      <text:p text:style-name="P26">Vamos dar um exemplo de uma empresa de confecção de moda da Suécia que quer otimizar o transporte de suas vendas de roupas pelo mundo, <text:s/>considerando sua coleção de inverno, seguimos com um exemplo prático.</text:p>
      <text:p text:style-name="Text_20_body">Para a empresa sueca, as variáveis que influenciam a decisão de venda incluem:</text:p>
      <text:list text:style-name="L1">
        <text:list-item>
          <text:p text:style-name="P6"><text:span text:style-name="Strong_20_Emphasis">Estação do ano</text:span> (verão, inverno, etc.).</text:p>
        </text:list-item>
        <text:list-item>
          <text:p text:style-name="P6"><text:span text:style-name="Strong_20_Emphasis">Temperatura média</text:span> (baixa, média, alta).</text:p>
        </text:list-item>
        <text:list-item>
          <text:p text:style-name="P5"><text:span text:style-name="Strong_20_Emphasis">Demanda histórica</text:span> (alta, média, baixa).</text:p>
        </text:list-item>
      </text:list>
      <text:p text:style-name="Text_20_body">Cada nó da árvore de decisão faz uma pergunta com base em uma dessas variáveis. Dependendo da resposta, a árvore divide os dados e continua a fazer perguntas até que chegue a uma decisão final (vender ou não vender).</text:p>
      <text:h text:style-name="Heading_20_3" text:outline-level="3">4. <text:span text:style-name="Strong_20_Emphasis">Funcionamento de uma Árvore de Decisão</text:span></text:h>
      <text:p text:style-name="Text_20_body">Vamos descrever o processo passo a passo, usando o exemplo da empresa.</text:p>
      <text:h text:style-name="Heading_20_4" text:outline-level="4">a) <text:span text:style-name="Strong_20_Emphasis">Geração de Dados</text:span></text:h>
      <text:p text:style-name="Text_20_body">Os dados são obtidos a partir de registros históricos de vendas, clima e sazonalidade, além de informações sobre a demanda de roupas de inverno em diferentes regiões do mundo. A empresa pode ter dados como:</text:p>
      <text:list text:style-name="L2">
        <text:list-item>
          <text:p text:style-name="P8">Localização (Hemisfério Sul, Norte ou Central).</text:p>
        </text:list-item>
        <text:list-item>
          <text:p text:style-name="P8">Estação do ano.</text:p>
        </text:list-item>
        <text:list-item>
          <text:p text:style-name="P8">Temperatura média.</text:p>
        </text:list-item>
        <text:list-item>
          <text:p text:style-name="P7">Demanda de roupas de inverno.</text:p>
        </text:list-item>
      </text:list>
      <text:p text:style-name="Text_20_body">Esses dados são organizados em uma tabela, onde cada linha representa uma observação (uma combinação de condições em um local específico). As variáveis de entrada podem incluir:</text:p>
      <text:list text:style-name="L3">
        <text:list-item>
          <text:p text:style-name="P10"><text:span text:style-name="Strong_20_Emphasis">Localização</text:span> (Sul, Norte, Central).</text:p>
        </text:list-item>
        <text:list-item>
          <text:p text:style-name="P10"><text:span text:style-name="Strong_20_Emphasis">Estação</text:span> (Verão, Inverno, Outono, Primavera).</text:p>
        </text:list-item>
        <text:list-item>
          <text:p text:style-name="P10"><text:span text:style-name="Strong_20_Emphasis">Temperatura Média</text:span> (Baixa, Média, Alta).</text:p>
        </text:list-item>
        <text:list-item>
          <text:p text:style-name="P10"><text:span text:style-name="Strong_20_Emphasis">Demanda</text:span> (Alta, Média, Baixa).</text:p>
        </text:list-item>
        <text:list-item>
          <text:p text:style-name="P9"><text:span text:style-name="Strong_20_Emphasis">Decisão de Venda</text:span> (1 para vender, 2 para não vender).</text:p>
        </text:list-item>
      </text:list>
      <text:h text:style-name="Heading_20_4" text:outline-level="4">b) <text:span text:style-name="Strong_20_Emphasis">Organização dos Dados</text:span></text:h>
      <text:p text:style-name="Text_20_body">A tabela de dados pode se parecer com is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ocalização</text:p>
            </table:table-cell>
            <table:table-cell table:style-name="Tabela1.A1" office:value-type="string">
              <text:p text:style-name="Table_20_Heading">Estação</text:p>
            </table:table-cell>
            <table:table-cell table:style-name="Tabela1.A1" office:value-type="string">
              <text:p text:style-name="Table_20_Heading">Temperatura</text:p>
            </table:table-cell>
            <table:table-cell table:style-name="Tabela1.A1" office:value-type="string">
              <text:p text:style-name="Table_20_Heading">Demanda</text:p>
            </table:table-cell>
            <table:table-cell table:style-name="Tabela1.A1" office:value-type="string">
              <text:p text:style-name="Table_20_Heading">Venda</text:p>
            </table:table-cell>
          </table:table-row>
        </table:table-header-rows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Central</text:p>
          </table:table-cell>
          <table:table-cell table:style-name="Tabela1.A1" office:value-type="string">
            <text:p text:style-name="Table_20_Contents">Primaver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</table:table>
      <text:p text:style-name="Text_20_body"><text:soft-page-break/>Cada linha mostra as condições em uma região e a decisão correspondente (vender ou não). A variável "Venda" (1 ou 2) é a variável alvo que a árvore de decisão tentará prever.</text:p>
      <text:h text:style-name="Heading_20_4" text:outline-level="4">c) <text:span text:style-name="Strong_20_Emphasis">Construção da Árvore de Decisão</text:span></text:h>
      <text:list text:style-name="L4">
        <text:list-item>
          <text:p text:style-name="P11"><text:span text:style-name="Strong_20_Emphasis">Divisão Inicial</text:span>: A árvore começa no "nó raiz", que contém todas as observações. A primeira tarefa é escolher a variável que mais "divide" os dados, criando subconjuntos mais homogêneos em relação à variável alvo ("Venda"). A métrica usada para determinar isso pode ser o <text:span text:style-name="Strong_20_Emphasis">ganho de informação</text:span> ou o <text:span text:style-name="Strong_20_Emphasis">índice Gini</text:span>.</text:p>
          <text:list>
            <text:list-item>
              <text:p text:style-name="P12">Por exemplo, a árvore pode escolher a variável <text:span text:style-name="Strong_20_Emphasis">Estação do ano</text:span> para a primeira divisão. Ela pode observar que, em regiões onde é inverno, há uma maior probabilidade de vender (1), enquanto no verão, a probabilidade de não vender (2) é maior.</text:p>
            </text:list-item>
          </text:list>
        </text:list-item>
        <text:list-item>
          <text:p text:style-name="P11"><text:span text:style-name="Strong_20_Emphasis">Divisões Recursivas</text:span>: Para cada subconjunto resultante da primeira divisão, o processo se repete. A árvore seleciona outra variável que melhor divide os dados, criando mais "nós" e "galhos". Isso continua até que os nós finais (as "folhas") sejam formados, onde não há mais divisões possíveis ou úteis.</text:p>
          <text:list>
            <text:list-item>
              <text:p text:style-name="P12">A árvore pode, por exemplo, dividir os dados de "Inverno" com base em <text:span text:style-name="Strong_20_Emphasis">Temperatura Média</text:span>. Se a temperatura for "Baixa", a empresa provavelmente venderá as roupas (1), e se for "Alta", provavelmente não venderá (2).</text:p>
            </text:list-item>
          </text:list>
        </text:list-item>
        <text:list-item>
          <text:p text:style-name="P11"><text:span text:style-name="Strong_20_Emphasis">Decisões Finais</text:span>: Ao final desse processo de divisão, a árvore terá folhas que correspondem às decisões finais de vender ou não vender. Por exemplo, se estivermos no Hemisfério Norte, no inverno, e a temperatura for baixa, a árvore pode prever que a empresa deve vender as roupas (1).</text:p>
        </text:list-item>
      </text:list>
      <text:h text:style-name="Heading_20_4" text:outline-level="4">Exemplo de Árvore Final</text:h>
      <text:p text:style-name="Text_20_body">A árvore de decisão poderia ter a seguinte estrutura:</text:p>
      <text:p text:style-name="Preformatted_20_Text">mathematica</text:p>
      <text:p text:style-name="Preformatted_20_Text">Copiar código</text:p>
      <text:p text:style-name="P2"><text:span text:style-name="Source_20_Text"><text:s text:c="15"/>Estação</text:span></text:p>
      <text:p text:style-name="P3"><text:span text:style-name="Source_20_Text"><text:s text:c="14"/>/ <text:s text:c="6"/>\</text:span></text:p>
      <text:p text:style-name="P3"><text:span text:style-name="Source_20_Text"><text:s text:c="10"/>Inverno <text:s text:c="2"/>Verão</text:span></text:p>
      <text:p text:style-name="P3"><text:span text:style-name="Source_20_Text"><text:s text:c="9"/>/ <text:s text:c="10"/>/ <text:s text:c="4"/>\</text:span></text:p>
      <text:p text:style-name="P3"><text:span text:style-name="Source_20_Text"><text:s text:c="4"/>Temperatura <text:s/>Não Vende <text:s text:c="2"/>Demanda</text:span></text:p>
      <text:p text:style-name="P3"><text:span text:style-name="Source_20_Text"><text:s text:c="6"/>/ <text:s text:c="3"/>\ <text:s text:c="18"/>/ <text:s text:c="4"/>\</text:span></text:p>
      <text:p text:style-name="P3"><text:span text:style-name="Source_20_Text"><text:s text:c="3"/>Baixa <text:s/>Alta <text:s text:c="9"/>Alta <text:s text:c="3"/>Não Vende</text:span></text:p>
      <text:p text:style-name="P3"><text:span text:style-name="Source_20_Text"><text:s text:c="3"/>/ <text:s text:c="7"/>\ <text:s text:c="11"/>\ <text:s/></text:span></text:p>
      <text:p text:style-name="P4"><text:span text:style-name="Source_20_Text">Vende <text:s text:c="3"/>Não Vende <text:s text:c="5"/>Vende</text:span></text:p>
      <text:list text:style-name="L5">
        <text:list-item>
          <text:p text:style-name="P14"><text:span text:style-name="Strong_20_Emphasis">Estação</text:span> é a primeira variável usada para dividir os dados.</text:p>
        </text:list-item>
        <text:list-item>
          <text:p text:style-name="P14">No inverno, a árvore verifica a <text:span text:style-name="Strong_20_Emphasis">Temperatura Média</text:span>: se for baixa, a decisão será "Vender" (1), mas se for alta, a decisão será "Não Vender" (2).</text:p>
        </text:list-item>
        <text:list-item>
          <text:p text:style-name="P13">No verão, a árvore verifica a <text:span text:style-name="Strong_20_Emphasis">Demanda</text:span>: se for alta, a empresa vende, caso contrário, não vende.</text:p>
        </text:list-item>
      </text:list>
      <text:h text:style-name="Heading_20_3" text:outline-level="3">Conclusão</text:h>
      <text:p text:style-name="Text_20_body">O processo de construção da árvore de decisão envolve a análise de como diferentes variáveis se relacionam com a variável alvo (no caso, vender ou não vender roupas de inverno). Cada divisão é <text:soft-page-break/>feita para maximizar a pureza dos subconjuntos resultantes (usando métricas como ganho de informação ou índice Gini), até que a árvore tenha nós terminais que representem as decisões finais.</text:p>
      <text:p text:style-name="Text_20_body">Esse exemplo ilustra como a árvore de decisão organiza os dados e gera previsões a partir das condições apresentadas. É uma abordagem eficiente para tomadas de decisão baseadas em múltiplas variáveis, como o mercado de roupas de inverno em diferentes hemisférios e estações.</text:p>
      <text:p text:style-name="Standard"/>
      <text:p text:style-name="Standard"/>
      <text:p text:style-name="Standard"/>
      <text:h text:style-name="P1" text:outline-level="3">Outros conceitos importantes</text:h>
      <text:h text:style-name="Heading_20_4" text:outline-level="4">a) <text:span text:style-name="Strong_20_Emphasis">Divisão dos Dados</text:span></text:h>
      <text:p text:style-name="Text_20_body">O processo de construção da árvore começa com todo o conjunto de dados no "nó raiz". A primeira tarefa do algoritmo é dividir esse conjunto de dados em subconjuntos, com base em uma variável preditiva que maximiza a "separação" ou "purificação" das classes (ou seja, torna os subconjuntos mais homogêneos em relação à variável alvo).</text:p>
      <text:p text:style-name="Text_20_body">Por exemplo, se estamos tentando prever se uma empresa deve vender roupas de inverno, o algoritmo pode usar a variável <text:span text:style-name="Strong_20_Emphasis">temperatura média</text:span> para dividir os dados entre regiões frias e quentes.</text:p>
      <text:h text:style-name="Heading_20_4" text:outline-level="4">b) <text:span text:style-name="Strong_20_Emphasis">Escolha da Melhor Divisão</text:span></text:h>
      <text:p text:style-name="Text_20_body">Para cada possível divisão, o algoritmo calcula uma métrica de qualidade da divisão, como o <text:span text:style-name="Strong_20_Emphasis">ganho de informação</text:span> ou o <text:span text:style-name="Strong_20_Emphasis">índice Gini</text:span> (explicados abaixo). A divisão que resulta na maior melhoria na pureza (ou que melhor separa as classes) é escolhida. Esse processo é repetido recursivamente para cada subconjunto resultante.</text:p>
      <text:h text:style-name="Heading_20_4" text:outline-level="4">c) <text:span text:style-name="Strong_20_Emphasis">Parada do Crescimento</text:span></text:h>
      <text:p text:style-name="Text_20_body">O processo de divisão continua até que um critério de parada seja atendido. Isso pode acontecer quando:</text:p>
      <text:list text:style-name="L6">
        <text:list-item>
          <text:p text:style-name="P16">Todos os nós são "puros" (ou seja, todos os dados de um nó pertencem à mesma classe).</text:p>
        </text:list-item>
        <text:list-item>
          <text:p text:style-name="P16">O número de amostras em um nó cai abaixo de um limite mínimo.</text:p>
        </text:list-item>
        <text:list-item>
          <text:p text:style-name="P15">A profundidade da árvore atinge um limite máximo.</text:p>
        </text:list-item>
      </text:list>
      <text:p text:style-name="Text_20_body">Esses critérios ajudam a evitar que a árvore cresça demais, o que poderia levar ao <text:span text:style-name="Strong_20_Emphasis">overfitting</text:span> (quando o modelo se ajusta excessivamente aos dados de treinamento, perdendo capacidade de generalização).</text:p>
      <text:h text:style-name="Heading_20_3" text:outline-level="3"><text:span text:style-name="Strong_20_Emphasis">Ganho de Informação</text:span></text:h>
      <text:p text:style-name="Text_20_body">O <text:span text:style-name="Strong_20_Emphasis">ganho de informação</text:span> é uma métrica que quantifica a redução da incerteza (ou entropia) após a divisão dos dados. É usado para determinar a qualidade de uma divisão ao escolher a variável preditiva mais relevante.</text:p>
      <text:h text:style-name="Heading_20_4" text:outline-level="4">Fórmula:</text:h>
      <text:p text:style-name="Text_20_body">O ganho de informação é calculado da seguinte forma:</text:p>
      <text:p text:style-name="Text_20_body"><text:soft-page-break/> de InformaGanho de Informac¸​a˜o=H(S)−i∑​∣S∣∣Si​∣​H(Si​)</text:p>
      <text:p text:style-name="Text_20_body">Onde:</text:p>
      <text:list text:style-name="L7">
        <text:list-item>
          <text:p text:style-name="P18">H(S) é a entropia do conjunto de dados antes da divisão.</text:p>
        </text:list-item>
        <text:list-item>
          <text:p text:style-name="P18">H(Si​) é a entropia dos subconjuntos Si​ resultantes da divisão.</text:p>
        </text:list-item>
        <text:list-item>
          <text:p text:style-name="P18">∣S∣ é o número total de elementos no conjunto S.</text:p>
        </text:list-item>
        <text:list-item>
          <text:p text:style-name="P17">∣Si​∣ é o número de elementos em cada subconjunto Si​.</text:p>
        </text:list-item>
      </text:list>
      <text:p text:style-name="Text_20_body">A <text:span text:style-name="Strong_20_Emphasis">entropia</text:span> H(S) mede o grau de desordem ou impureza dos dados e é dada pela fórmula:</text:p>
      <text:p text:style-name="Text_20_body">H(S)=−k∑​pk​log2​(pk​)</text:p>
      <text:p text:style-name="Text_20_body">Onde pk​ é a proporção de exemplos pertencentes à classe k no conjunto S. Quanto maior a entropia, mais incerta ou "impura" é a classificação do conjunto de dados.</text:p>
      <text:h text:style-name="Heading_20_3" text:outline-level="3"><text:span text:style-name="Strong_20_Emphasis">Índice Gini</text:span></text:h>
      <text:p text:style-name="Text_20_body">O <text:span text:style-name="Strong_20_Emphasis">índice Gini</text:span> é outra métrica comumente usada para avaliar a qualidade de uma divisão. Ele mede a impureza de um nó, ou seja, a probabilidade de que uma amostra seja classificada incorretamente se for selecionada aleatoriamente.</text:p>
      <text:h text:style-name="Heading_20_4" text:outline-level="4">Fórmula:</text:h>
      <text:p text:style-name="Text_20_body">O índice Gini é dado pela fórmula:</text:p>
      <text:p text:style-name="Text_20_body"> GiniIˊndice Gini=1−k∑​pk2​</text:p>
      <text:p text:style-name="Text_20_body">Onde:</text:p>
      <text:list text:style-name="L8">
        <text:list-item>
          <text:p text:style-name="P19">pk​ é a proporção de elementos da classe k no nó.</text:p>
        </text:list-item>
      </text:list>
      <text:p text:style-name="Text_20_body">Um índice Gini de 0 indica um nó "puro", onde todas as amostras pertencem à mesma classe. À medida que o índice Gini se aproxima de 1, o nó torna-se mais impuro, com uma mistura maior de diferentes classes.</text:p>
      <text:h text:style-name="Heading_20_3" text:outline-level="3"><text:span text:style-name="Strong_20_Emphasis">Critérios de Parada</text:span></text:h>
      <text:p text:style-name="Text_20_body">Embora a árvore de decisão possa continuar a se dividir até que cada folha contenha apenas um exemplo, isso frequentemente leva ao <text:span text:style-name="Strong_20_Emphasis">overfitting</text:span>. Para evitar isso, é comum usar <text:span text:style-name="Strong_20_Emphasis">critérios de parada</text:span> como:</text:p>
      <text:list text:style-name="L9">
        <text:list-item>
          <text:p text:style-name="P21"><text:span text:style-name="Strong_20_Emphasis">Profundidade máxima da árvore</text:span>: Um limite no número de níveis da árvore.</text:p>
        </text:list-item>
        <text:list-item>
          <text:p text:style-name="P21"><text:span text:style-name="Strong_20_Emphasis">Número mínimo de amostras por nó</text:span>: Impede divisões se o número de amostras em um nó for menor que um valor pré-determinado.</text:p>
        </text:list-item>
        <text:list-item>
          <text:p text:style-name="P20"><text:span text:style-name="Strong_20_Emphasis">Ganho de informação mínimo</text:span>: Se o ganho de informação de uma divisão for muito pequeno, o algoritmo para.</text:p>
        </text:list-item>
      </text:list>
      <text:h text:style-name="Heading_20_3" text:outline-level="3"><text:span text:style-name="Strong_20_Emphasis">Vantagens e Desvantagens das Árvores de Decisão</text:span></text:h>
      <text:h text:style-name="Heading_20_4" text:outline-level="4">Vantagens:</text:h>
      <text:list text:style-name="L10">
        <text:list-item>
          <text:p text:style-name="P23"><text:span text:style-name="Strong_20_Emphasis">Interpretação fácil</text:span>: As árvores de decisão são intuitivas e podem ser facilmente visualizadas e interpretadas.</text:p>
        </text:list-item>
        <text:list-item>
          <text:p text:style-name="P23"><text:soft-page-break/><text:span text:style-name="Strong_20_Emphasis">Capacidade de lidar com variáveis categóricas e contínuas</text:span>: Elas podem usar tanto variáveis categóricas quanto contínuas sem a necessidade de transformação.</text:p>
        </text:list-item>
        <text:list-item>
          <text:p text:style-name="P22"><text:span text:style-name="Strong_20_Emphasis">Sem necessidade de normalização</text:span>: As árvores de decisão não precisam que os dados sejam normalizados ou escalados.</text:p>
        </text:list-item>
      </text:list>
      <text:h text:style-name="Heading_20_4" text:outline-level="4">Desvantagens:</text:h>
      <text:list text:style-name="L11">
        <text:list-item>
          <text:p text:style-name="P25"><text:span text:style-name="Strong_20_Emphasis">Sensibilidade ao overfitting</text:span>: Árvores de decisão podem crescer muito e se ajustar excessivamente aos dados de treinamento, levando à perda de capacidade de generalização.</text:p>
        </text:list-item>
        <text:list-item>
          <text:p text:style-name="P25"><text:span text:style-name="Strong_20_Emphasis">Instabilidade</text:span>: Pequenas alterações nos dados podem resultar em grandes mudanças na estrutura da árvore.</text:p>
        </text:list-item>
        <text:list-item>
          <text:p text:style-name="P24"><text:span text:style-name="Strong_20_Emphasis">Menor desempenho em relação a outros algoritmos</text:span>: Em alguns casos, árvores de decisão podem não ser tão precisas quanto métodos mais complexos, como florestas aleatórias ou modelos de gradiente boo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20:11.800094225</meta:creation-date>
    <dc:date>2024-09-26T10:40:16.096302724</dc:date>
    <meta:editing-duration>PT9M7S</meta:editing-duration>
    <meta:editing-cycles>2</meta:editing-cycles>
    <meta:generator>LibreOffice/24.2.4.2$Linux_X86_64 LibreOffice_project/420$Build-2</meta:generator>
    <meta:document-statistic meta:table-count="1" meta:image-count="0" meta:object-count="0" meta:page-count="8" meta:paragraph-count="203" meta:word-count="2628" meta:character-count="16947" meta:non-whitespace-character-count="14020"/>
  </office:meta>
</office:document-meta>
</file>